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1&gt;ІНТЕРНЕТ ДЛЯ ДОМУ&lt;/h1&gt;</text:p>
      <text:p text:style-name="P1"/>
      <text:p text:style-name="P1">&lt;p&gt;Інтернет сьогодні — не розкіш, а справжня життєва необхідність. Інтернет — це недорого, нескладно і в той же час він вирішує багато проблем. <text:s/>Так, вдома проблеми не такі термінові, важливі й невідкладні, як в офісі — немає потреби проводити співбесіди в скайп, відповідати клієнтам по пошті чи працювати з фрілансерами на іншому кінці світу. Але вдома... також є багато речей, які вирішити допоможе мережа Інтернет! Поглянемо на них. &lt;/p&gt;</text:p>
      <text:p text:style-name="P1"/>
      <text:p text:style-name="P1">&lt;h2&gt;ФІЛЬМИ, ІГРИ, МУЗИКА&lt;/h2&gt;</text:p>
      <text:p text:style-name="P1"/>
      <text:p text:style-name="P1">&lt;p&gt;Фільми, серіали, розважальні шоу ті інше відео — щоб все це подивитися, зовсім не обов'язково вмощуватись біла телевізора. Тепер в Інтернеті на всесвітньо відомому відеохостингу youtube.com, а також на багатьох файлообмінниках ви можете подивитися безліч різноманітних відео. При чому, в будь який час — найбільш зручний для вас. &lt;/p&gt;</text:p>
      <text:p text:style-name="P1">&lt;p&gt;Ігри. Інтернет сьогодні — це безліч онлайн ігор, де ви граєте водночас з іншими гравцями, які можуть знаходитись у будь-якій точці планети. Онлайн-ігри зараз дуже популярні: не лише малеча й школярі, а й студенти, менеджери, офісні робітники не можуть відмовити собі в цьому задоволенні. <text:s/>&lt;/p&gt;</text:p>
      <text:p text:style-name="P1">&lt;p&gt;Бажаєте послухати музику? Бажаєте подивитися кліпи чи концерти улюблених співаків? Бажаєте просто скачати багато музики собі на телефон та щодня прослуховувати її при поїздці на роботу? Немає нічого простіше! Інтернет — це справжня скарбниця музики. Ви можете знайти будь-яку композицію будь-якого виконавця, її прослухати, скачати чи встановити на телефон. &lt;/p&gt;</text:p>
      <text:p text:style-name="P1"/>
      <text:p text:style-name="P1">&lt;h2&gt;СВІЖА ПРЕСА&lt;/h2&gt;</text:p>
      <text:p text:style-name="P1">&lt;p&gt;Маючи Інтернет — ви маєте й свжу пресу: ви дізнаєтесь останні новини зі сфери політики, шоу-бізнесу, спорту, культури, фінансів та інших сфер негайно, онлайн. Немає потреби чекати виходу чергового номеру улюбленої газети чи журналу, щоб дізнатися свіжі новини. Зазирніть у Інтернет — і прочитайте про події кількох останніх хвилин! Сьогодні практично кожне ЗМІ має інтернет-версію, а крім них є ще безліч інтернет ЗМІ. Підключайтесь до мережі Інтернет, та будьте в курсі останніх подій у світі!&lt;/p&gt;</text:p>
      <text:p text:style-name="P1"/>
      <text:p text:style-name="P1">&lt;h2&gt;ЦІКАВІ САЙТИ&lt;/h2&gt;</text:p>
      <text:p text:style-name="P1">&lt;p&gt;Кожен з нас має власні захоплення й інтереси — автомобілі, ком'ютери та ІТ, подорожі та туризм, краса й здоров'я, дім та родина, рецепти страв, рибалка та полювання, діскавері й життя тварин, спорт, фітнес, дача, акваріумні рибки, розведення кроликів та... багато, багато інших є в людей інтересів та захоплень. І інтернет — це надзвичайно багато різноманітних сайтів усілякої тематики. <text:s/>В Інтернеті кожен знайде собі потрібний сайт, на якому буде багато цікавої та корисної для них інформації. &lt;/p&gt;</text:p>
      <text:p text:style-name="P1"/>
      <text:p text:style-name="P1">&lt;h2&gt;МОЖНА РОБИТИ ПОКУПКИ&lt;/h2&gt;</text:p>
      <text:p text:style-name="P1">&lt;p&gt;Сьогодні у «світовій павутині» розташовано багато Інтернет-магазинів. Що таке Інтернет-магазин? Це сайт, де продаються товари: побутова техніка , комп'ютери, периферія, мобільні телефони, одяг, посуд, побутова хімія, їжа або навіть всі ці переразовані товари водночас. Сьогодні багато супермаркетів мають свою інтернет-версію магазинів. Що ви можете зробити? Ви можете переглянути асортимент, ціни на товари що вас цікавлять, не виходячи з дому. Або навіть... замовити деякі з них. В Інтернеті сьогодні дуже зручно робити покупки — якщо товару немає в магазині, напевно він є на складі, і його можна замовити все одно. &lt;/p&gt;</text:p>
      <text:p text:style-name="P1"/>
      <text:p text:style-name="P1">&lt;h2&gt;СОЦ.МЕРЕЖІ&lt;/h2&gt;</text:p>
      <text:p text:style-name="P1">&lt;p&gt;Соціальні мережі (ФБ, ВК, ОК, Twitter, Instagram, Google+ та багато інших) — це ще одне ноу хау сучасності, без яких вже життя практично неможливе. В соц.мережах ви зможете знайти своїх старих знайомих (навіть з дитячого садочку), завести нових друзів, та взагалі стерти будь-які кордони в спілкуванні між людьми — адже вам доступне спілкування з людиною <text:s/>з будь-якого куточка світу. В соц.мережах можна обєднуватися у групи за інтересами (шукати не лише сайти цікавої вам тематики, а людей спільних з вами інтересів та заводити <text:s/>з ними дружбу). Багато хто навіть бізнес веде через соц.мережі, і там можна знайти собі роботу. &lt;/p&gt;</text:p>
      <text:p text:style-name="P1"/>
      <text:p text:style-name="P1">&lt;p&gt;Ось лише декілька речей, яких зможе привнести в ваше життя Інтернет. Долучайтеся!&lt;/p&gt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рочній важніе и неотложні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date>2017-02-12T18:20:18</dc:date>
    <meta:editing-cycles>33</meta:editing-cycles>
    <meta:editing-duration>PT19H48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602" meta:character-count="3960"/>
  </office:meta>
</office:document-meta>
</file>